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p text:style-name="P1">Adrian Gawryszewski</text:p>
      <text:p text:style-name="Standard"/>
      <text:p text:style-name="Standard">Adrian's duties involved certain aspects of documentation as well as getting the basic idea of a <text:soft-page-break/>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Agreed with Adrian</text:p>
      <text:p text:style-name="Standard"/>
      <text:p text:style-name="P1">Stoyko Kodzhabeshev</text:p>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text:soft-page-break/>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text:soft-page-break/>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Standard">Agreed with John</text:p>
      <text:p text:style-name="Standard"/>
      <text:p text:style-name="P1">James Barnett</text:p>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p text:style-name="P1">Nathan Hand (Project Manager)</text:p>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ext:soft-page-break/>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8T08:50:56.08</dc:date>
    <meta:editing-duration>P2DT1H50M6S</meta:editing-duration>
    <meta:editing-cycles>67</meta:editing-cycles>
    <meta:generator>OpenOffice.org/3.4$Win32 OpenOffice.org_project/340m1$Build-9590</meta:generator>
    <meta:document-statistic meta:table-count="0" meta:image-count="0" meta:object-count="0" meta:page-count="5" meta:paragraph-count="54" meta:word-count="2334" meta:character-count="13252"/>
  </office:meta>
</office:document-meta>
</file>